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paragraph-rsid="000a52f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bold" officeooo:paragraph-rsid="000a52f3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a52f3" style:font-weight-asian="bold" style:font-weight-complex="bold"/>
    </style:style>
    <style:style style:name="P4" style:family="paragraph" style:parent-style-name="Standard">
      <style:text-properties officeooo:paragraph-rsid="000a52f3"/>
    </style:style>
    <style:style style:name="P5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paragraph-rsid="000a52f3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aa8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leten verehren Hochprozentiges</text:p>
      <text:p text:style-name="P2"/>
      <text:p text:style-name="P3"><text:span text:style-name="T1">Intro </text:span><text:span text:style-name="T2">16 Takte</text:span></text:p>
      <text:p text:style-name="P2">1. Strophe:</text:p>
      <text:p text:style-name="P1">Es gibt da eine Sache die ein weiser <text:span text:style-name="T3">Mensch </text:span>erfand</text:p>
      <text:p text:style-name="P1">es ist die Kunst zu singen, ohne dass mans kann</text:p>
      <text:p text:style-name="P1">und so sind wir hier versammelt Dosenbier in jeder Hand</text:p>
      <text:p text:style-name="P1">singen voller Freude, euphorisch jeder Mann</text:p>
      <text:p text:style-name="P2">Refrain</text:p>
      <text:p text:style-name="P1">Grölen für die Traurigkeit, Grölen für die Freude</text:p>
      <text:p text:style-name="P1">Grölen eine Lebensweisheit, Gröln für meine Leute</text:p>
      <text:p text:style-name="P1">Singen muss man lernen, Grölen ist so leicht, </text:p>
      <text:p text:style-name="P1">drum Gröln wir fröhlich weiter dass es jedermann erreicht</text:p>
      <text:p text:style-name="P2">2. Strophe:</text:p>
      <text:p text:style-name="P1">Singen ist für <text:span text:style-name="T3">Yuppies</text:span>, lieblicher gesang</text:p>
      <text:p text:style-name="P1">wenn ich sowas höre krieg ich jedesmal den Drang</text:p>
      <text:p text:style-name="P1">ein Liebeslied zu schreiben oer eines über Sex</text:p>
      <text:p text:style-name="P1">und ist das Lied dann fertig, so grölt es jedermann</text:p>
      <text:p text:style-name="P2">Refrain</text:p>
      <text:p text:style-name="P2">3.Strophe</text:p>
      <text:p text:style-name="P1">Musik könn´ wir nich spielen und das is echt schade</text:p>
      <text:p text:style-name="P1">sonst grölten wir bestimmt so manche Ballade</text:p>
      <text:p text:style-name="P1">die Musik zu unsrem Lied hört nur wer bsuffa is</text:p>
      <text:p text:style-name="P1">drum <text:span text:style-name="T3">grölen </text:span>wir mal gutes, doch meistens blöden Mist </text:p>
      <text:p text:style-name="P2">Refrain</text:p>
      <text:p text:style-name="P2">4. Strophe:</text:p>
      <text:p text:style-name="P1">weil grölen ach so toll ist gibt’s da ne Industrie</text:p>
      <text:p text:style-name="P1">die klauen sich die Texte von manch nem schönen Lied</text:p>
      <text:p text:style-name="P1">bringens raus als Schlager, das find ich nicht gut</text:p>
      <text:p text:style-name="P1">drum trinke ich mein Bierchen, und gröle voller Wut</text:p>
      <text:p text:style-name="P2">Refrain</text:p>
      <text:p text:style-name="P2">5. Strophe</text:p>
      <text:p text:style-name="P1">Grölen schützt vor manchem Durst, Grölen schützt vor Neid</text:p>
      <text:p text:style-name="P1">Grölen bringt ein jede<text:span text:style-name="T3">s Elternteil den Kindern bei</text:span></text:p>
      <text:p text:style-name="P1">Grölen auf der Demo, Gröln im Bundestag</text:p>
      <text:p text:style-name="P1">Grölen ist sehr etabliert, weil jeder Grölen mag</text:p>
      <text:p text:style-name="P4">Refrain</text:p>
      <text:p text:style-name="P2">6. Strophe</text:p>
      <text:p text:style-name="P1">Es wird der Tag noch kommen, fürchte dass es geschieht</text:p>
      <text:p text:style-name="P1">da gröl ich armer Säufer mein letztes schönes Lied</text:p>
      <text:p text:style-name="P1">Da soll mich mein Leber holn, weil ich so nich leben will</text:p>
      <text:p text:style-name="P1">ohne Bier und ohne Gröln, ohne Vögeln ohne Müll</text:p>
      <text:p text:style-name="P1">Da soll mich mein Leber holn, weil ich so nich leben will</text:p>
      <text:p text:style-name="P1">ohne Bier und ohne Gröln, ohne Vögeln ohne Mü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7:55.212342790</meta:creation-date>
    <dc:date>2018-08-31T12:31:36.156275781</dc:date>
    <meta:editing-duration>PT5M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3" meta:word-count="290" meta:character-count="1630" meta:non-whitespace-character-count="1381"/>
  </office:meta>
</office:document-meta>
</file>